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0.6945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291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1.1638in"/>
    </style:style>
    <style:style style:name="co11" style:family="table-column">
      <style:table-column-properties fo:break-before="auto" style:column-width="0.1953in"/>
    </style:style>
    <style:style style:name="co12" style:family="table-column">
      <style:table-column-properties fo:break-before="auto" style:column-width="0.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97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999999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 style:data-style-name="N37">
      <style:table-cell-properties fo:background-color="#9999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chedu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5" table:number-columns-repeated="1009" table:default-cell-style-name="Default"/>
        <table:table-row table:style-name="ro1">
          <table:table-cell table:style-name="ce1" table:number-columns-repeated="2"/>
          <table:table-cell table:style-name="ce4" table:number-columns-repeated="12"/>
          <table:table-cell table:style-name="ce1"/>
          <table:table-cell table:style-name="ce10" table:number-columns-repeated="1009"/>
        </table:table-row>
        <table:table-row table:style-name="ro2">
          <table:table-cell table:style-name="ce1"/>
          <table:table-cell table:style-name="ce2" office:value-type="string">
            <text:p>plant</text:p>
          </table:table-cell>
          <table:table-cell table:style-name="ce2" office:value-type="string">
            <text:p>need to get seed</text:p>
          </table:table-cell>
          <table:table-cell table:style-name="ce2" office:value-type="string">
            <text:p># started</text:p>
          </table:table-cell>
          <table:table-cell table:style-name="ce2" office:value-type="string">
            <text:p>start wks before</text:p>
          </table:table-cell>
          <table:table-cell table:style-name="ce2" office:value-type="string">
            <text:p>Start est. date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merge est. date (days)</text:p>
          </table:table-cell>
          <table:table-cell table:style-name="ce2" office:value-type="string">
            <text:p>emerge date</text:p>
          </table:table-cell>
          <table:table-cell table:style-name="ce2" office:value-type="string">
            <text:p>garden plant date</text:p>
          </table:table-cell>
          <table:table-cell table:style-name="ce2" office:value-type="string">
            <text:p>house plant date</text:p>
          </table:table-cell>
          <table:table-cell table:style-name="ce2" office:value-type="string">
            <text:p>harvest date</text:p>
          </table:table-cell>
          <table:table-cell table:style-name="ce2" office:value-type="string">
            <text:p>start container</text:p>
          </table:table-cell>
          <table:table-cell table:style-name="ce2" office:value-type="string">
            <text:p>Need flat container</text:p>
          </table:table-cell>
          <table:table-cell table:style-name="ce1"/>
          <table:table-cell table:style-name="ce10" table:number-columns-repeated="1009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style-name="ce1"/>
          <table:table-cell table:style-name="ce10" table:number-columns-repeated="1009"/>
        </table:table-row>
        <table:table-row table:style-name="ro3">
          <table:table-cell table:style-name="ce1"/>
          <table:table-cell table:style-name="ce2" office:value-type="string">
            <text:p>vegetable</text:p>
          </table:table-cell>
          <table:table-cell table:style-name="ce4" table:number-columns-repeated="12"/>
          <table:table-cell table:style-name="ce1"/>
          <table:table-cell table:style-name="ce10" table:number-columns-repeated="1009"/>
        </table:table-row>
        <table:table-row table:style-name="ro4">
          <table:table-cell table:style-name="ce1"/>
          <table:table-cell office:value-type="string">
            <text:p>rutgers tomato</text:p>
          </table:table-cell>
          <table:table-cell table:style-name="ce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J5]-([.E5]*5)" office:value-type="date" office:date-value="2011-03-21">
            <text:p>03/21/11</text:p>
          </table:table-cell>
          <table:table-cell table:style-name="ce6"/>
          <table:table-cell office:value-type="float" office:value="18">
            <text:p>18</text:p>
          </table:table-cell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5]=&quot;flat&quot;;[.D5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beefsteak tomato</text:p>
          </table:table-cell>
          <table:table-cell table:style-name="ce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J6]-([.E6]*5)" office:value-type="date" office:date-value="2011-03-21">
            <text:p>03/21/11</text:p>
          </table:table-cell>
          <table:table-cell table:style-name="ce6"/>
          <table:table-cell office:value-type="float" office:value="18">
            <text:p>18</text:p>
          </table:table-cell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6]=&quot;flat&quot;;[.D6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pear tomato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table:formula="of:=[.J7]-([.E7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7]=&quot;flat&quot;;[.D7];&quot;&quot;)" office:value-type="float" office:value="2">
            <text:p>2</text:p>
          </table:table-cell>
          <table:table-cell table:style-name="ce1"/>
          <table:table-cell table:number-columns-repeated="1009"/>
        </table:table-row>
        <table:table-row table:style-name="ro4">
          <table:table-cell table:style-name="ce1"/>
          <table:table-cell office:value-type="string">
            <text:p>roma tomato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formula="of:=[.J8]-([.E8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8]=&quot;flat&quot;;[.D8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spinach</text:p>
          </table:table-cell>
          <table:table-cell/>
          <table:table-cell table:number-columns-repeated="2"/>
          <table:table-cell table:formula="of:=[.K9]-([.E9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4"/>
          <table:table-cell table:style-name="ce7" office:value-type="date" office:date-value="2011-04-10">
            <text:p>04/10/11</text:p>
          </table:table-cell>
          <table:table-cell table:style-name="ce6"/>
          <table:table-cell/>
          <table:table-cell table:formula="of:=IF([.M9]=&quot;flat&quot;;[.D9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onion</text:p>
          </table:table-cell>
          <table:table-cell office:value-type="string">
            <text:p>x</text:p>
          </table:table-cell>
          <table:table-cell table:style-name="ce4"/>
          <table:table-cell table:style-name="ce4"/>
          <table:table-cell table:formula="of:=[.J10]-([.E10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table:style-name="ce4"/>
          <table:table-cell table:formula="of:=IF([.M10]=&quot;flat&quot;;[.D10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red peppers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formula="of:=[.J11]-([.E11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1]=&quot;flat&quot;;[.D11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Green peppers</text:p>
          </table:table-cell>
          <table:table-cell table:style-name="ce4"/>
          <table:table-cell table:number-columns-repeated="2" office:value-type="float" office:value="6">
            <text:p>6</text:p>
          </table:table-cell>
          <table:table-cell table:formula="of:=[.J12]-([.E12]*5)" office:value-type="date" office:date-value="2011-04-10">
            <text:p>04/10/11</text:p>
          </table:table-cell>
          <table:table-cell table:style-name="ce6"/>
          <table:table-cell office:value-type="float" office:value="15">
            <text:p>15</text:p>
          </table:table-cell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2]=&quot;flat&quot;;[.D12];&quot;&quot;)" office:value-type="float" office:value="6">
            <text:p>6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banana peppers</text:p>
          </table:table-cell>
          <table:table-cell table:style-name="ce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J13]-([.E13]*5)" office:value-type="date" office:date-value="2011-03-31">
            <text:p>03/31/11</text:p>
          </table:table-cell>
          <table:table-cell table:style-name="ce6"/>
          <table:table-cell office:value-type="float" office:value="15">
            <text:p>15</text:p>
          </table:table-cell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3]=&quot;flat&quot;;[.D13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celery</text:p>
          </table:table-cell>
          <table:table-cell office:value-type="string">
            <text:p>x</text:p>
          </table:table-cell>
          <table:table-cell table:style-name="ce4"/>
          <table:table-cell/>
          <table:table-cell table:formula="of:=[.J14]-([.E14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table:style-name="ce4"/>
          <table:table-cell table:formula="of:=IF([.M14]=&quot;flat&quot;;[.D14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cabbage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formula="of:=[.J15]-([.E15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5]=&quot;flat&quot;;[.D15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cauliflower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J16]-([.E16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6]=&quot;flat&quot;;[.D16];&quot;&quot;)" office:value-type="float" office:value="8">
            <text:p>8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broccoli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J17]-([.E17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7]=&quot;flat&quot;;[.D17];&quot;&quot;)" office:value-type="float" office:value="8">
            <text:p>8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butternut squash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J18]-([.E18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8]=&quot;flat&quot;;[.D18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pumpkins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J19]-([.E19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19]=&quot;flat&quot;;[.D19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corn</text:p>
          </table:table-cell>
          <table:table-cell office:value-type="string">
            <text:p>x</text:p>
          </table:table-cell>
          <table:table-cell table:style-name="ce4"/>
          <table:table-cell office:value-type="float" office:value="0">
            <text:p>0</text:p>
          </table:table-cell>
          <table:table-cell table:formula="of:=[.J20]-([.E20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table:style-name="ce4"/>
          <table:table-cell table:formula="of:=IF([.M20]=&quot;flat&quot;;[.D20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green beans</text:p>
          </table:table-cell>
          <table:table-cell/>
          <table:table-cell table:style-name="ce4"/>
          <table:table-cell office:value-type="float" office:value="1">
            <text:p>1</text:p>
          </table:table-cell>
          <table:table-cell table:formula="of:=[.J21]-([.E21]*5)" office:value-type="date" office:date-value="2011-04-05">
            <text:p>04/05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office:value-type="string">
            <text:p>soak</text:p>
          </table:table-cell>
          <table:table-cell table:formula="of:=IF([.M21]=&quot;flat&quot;;[.D21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wax beans</text:p>
          </table:table-cell>
          <table:table-cell/>
          <table:table-cell table:style-name="ce4"/>
          <table:table-cell office:value-type="float" office:value="1">
            <text:p>1</text:p>
          </table:table-cell>
          <table:table-cell table:formula="of:=[.J22]-([.E22]*5)" office:value-type="date" office:date-value="2011-04-05">
            <text:p>04/05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office:value-type="string">
            <text:p>soak</text:p>
          </table:table-cell>
          <table:table-cell table:formula="of:=IF([.M22]=&quot;flat&quot;;[.D22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red beets</text:p>
          </table:table-cell>
          <table:table-cell/>
          <table:table-cell table:style-name="ce4"/>
          <table:table-cell office:value-type="float" office:value="0">
            <text:p>0</text:p>
          </table:table-cell>
          <table:table-cell table:formula="of:=[.J23]-([.E23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table:style-name="ce4"/>
          <table:table-cell table:formula="of:=IF([.M23]=&quot;flat&quot;;[.D23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carrots</text:p>
          </table:table-cell>
          <table:table-cell/>
          <table:table-cell table:style-name="ce4"/>
          <table:table-cell office:value-type="float" office:value="0">
            <text:p>0</text:p>
          </table:table-cell>
          <table:table-cell table:formula="of:=[.J24]-([.E24]*5)" office:value-type="date" office:date-value="2011-04-10">
            <text:p>04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4-10">
            <text:p>04/10/11</text:p>
          </table:table-cell>
          <table:table-cell table:style-name="ce4"/>
          <table:table-cell table:style-name="ce6"/>
          <table:table-cell table:style-name="ce4"/>
          <table:table-cell table:formula="of:=IF([.M24]=&quot;flat&quot;;[.D24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watermelon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formula="of:=[.J25]-([.E25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25]=&quot;flat&quot;;[.D25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muskmelon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formula="of:=[.J26]-([.E26]*5)" office:value-type="date" office:date-value="2011-05-10">
            <text:p>05/10/11</text:p>
          </table:table-cell>
          <table:table-cell table:style-name="ce6"/>
          <table:table-cell/>
          <table:table-cell table:style-name="ce6"/>
          <table:table-cell table:style-name="ce7" office:value-type="date" office:date-value="2011-05-10">
            <text:p>05/10/11</text:p>
          </table:table-cell>
          <table:table-cell table:style-name="ce4"/>
          <table:table-cell table:style-name="ce6"/>
          <table:table-cell office:value-type="string">
            <text:p>flat</text:p>
          </table:table-cell>
          <table:table-cell table:formula="of:=IF([.M26]=&quot;flat&quot;;[.D26];&quot;&quot;)" office:value-type="float" office:value="4">
            <text:p>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4" table:number-columns-repeated="11"/>
          <table:table-cell table:style-name="ce8" office:value-type="string">
            <text:p>total flat spots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4" table:number-columns-repeated="11"/>
          <table:table-cell table:style-name="ce9" table:formula="of:=SUM([.N5:.N26])" office:value-type="float" office:value="64">
            <text:p>64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table:style-name="ce3" office:value-type="string">
            <text:p>flowers</text:p>
          </table:table-cell>
          <table:table-cell table:style-name="ce4"/>
          <table:table-cell table:style-name="ce4"/>
          <table:table-cell table:style-name="ce4" table:number-columns-repeated="8"/>
          <table:table-cell table:style-name="ce4"/>
          <table:table-cell table:style-name="ce4" table:formula="of:=IF([.M29]=&quot;flat&quot;;[.D29];&quot;&quot;)">
            <text:p/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petunia</text:p>
          </table:table-cell>
          <table:table-cell office:value-type="string">
            <text:p>x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formula="of:=[.K30]-([.E30]*5)" office:value-type="date" office:date-value="2011-03-31">
            <text:p>03/31/11</text:p>
          </table:table-cell>
          <table:table-cell table:style-name="ce6"/>
          <table:table-cell office:value-type="float" office:value="14">
            <text:p>14</text:p>
          </table:table-cell>
          <table:table-cell/>
          <table:table-cell table:style-name="ce4"/>
          <table:table-cell table:style-name="ce7" office:value-type="date" office:date-value="2011-05-10">
            <text:p>05/10/11</text:p>
          </table:table-cell>
          <table:table-cell/>
          <table:table-cell office:value-type="string">
            <text:p>flat</text:p>
          </table:table-cell>
          <table:table-cell table:formula="of:=IF([.M30]=&quot;flat&quot;;[.D30];&quot;&quot;)" office:value-type="float" office:value="40">
            <text:p>40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/>
          <table:table-cell office:value-type="string">
            <text:p>morning glory</text:p>
          </table:table-cell>
          <table:table-cell table:style-name="ce4"/>
          <table:table-cell office:value-type="float" office:value="10">
            <text:p>10</text:p>
          </table:table-cell>
          <table:table-cell/>
          <table:table-cell table:formula="of:=[.K31]-([.E31]*5)" office:value-type="date" office:date-value="2011-05-10">
            <text:p>05/10/11</text:p>
          </table:table-cell>
          <table:table-cell table:style-name="ce6"/>
          <table:table-cell office:value-type="float" office:value="15">
            <text:p>15</text:p>
          </table:table-cell>
          <table:table-cell/>
          <table:table-cell table:style-name="ce4"/>
          <table:table-cell table:style-name="ce7" office:value-type="date" office:date-value="2011-05-10">
            <text:p>05/10/11</text:p>
          </table:table-cell>
          <table:table-cell/>
          <table:table-cell office:value-type="string">
            <text:p>flat</text:p>
          </table:table-cell>
          <table:table-cell table:formula="of:=IF([.M31]=&quot;flat&quot;;[.D31];&quot;&quot;)" office:value-type="float" office:value="10">
            <text:p>10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4" table:number-columns-repeated="11"/>
          <table:table-cell table:style-name="ce8" office:value-type="string">
            <text:p>total flat spots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4" table:number-columns-repeated="11"/>
          <table:table-cell table:style-name="ce9" table:formula="of:=SUM([.N30:.N31])" office:value-type="float" office:value="50">
            <text:p>50</text:p>
          </table:table-cell>
          <table:table-cell table:style-name="ce1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4" table:number-columns-repeated="12"/>
          <table:table-cell table:style-name="ce1"/>
          <table:table-cell table:number-columns-repeated="1009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y layout" table:style-name="ta1" table:print="false">
        <table:table-column table:style-name="co1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arden layout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="8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>
        <style:region-left>
          <text:p><text:date style:data-style-name="N2" text:date-value="2011-01-09">01/09/2011</text:date> <text:s text:c="2"/><text:time>11:00:22</text:tim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1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Weber</meta:initial-creator>
    <meta:creation-date>2011-01-09T09:57:11</meta:creation-date>
    <dc:date>2011-01-09T11:00:22</dc:date>
    <dc:creator>Matthew Weber</dc:creator>
    <meta:editing-duration>PT01H03M13S</meta:editing-duration>
    <meta:editing-cycles>10</meta:editing-cycles>
    <meta:generator>OpenOffice.org/3.2$Linux OpenOffice.org_project/320m12$Build-9483</meta:generator>
    <meta:document-statistic meta:table-count="3" meta:cell-count="206" meta:object-count="0"/>
  </office:meta>
</office:document-meta>
</file>